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style>
    <style:style style:name="P2" style:family="paragraph" style:parent-style-name="Text_20_body">
      <style:paragraph-properties fo:margin-left="0in" fo:margin-right="0in" fo:margin-top="0in" fo:margin-bottom="0.1043in" loext:contextual-spacing="false" style:line-height-at-least="0.2709in" fo:orphans="2" fo:widows="2" fo:text-indent="0in" style:auto-text-indent="false"/>
      <style:text-properties fo:font-variant="normal" fo:text-transform="none" fo:color="#3e4752" style:font-name="Helvetica Neue" fo:font-size="10.5pt" fo:letter-spacing="normal" fo:font-style="normal" fo:font-weight="normal"/>
    </style:style>
    <style:style style:name="P3" style:family="paragraph" style:parent-style-name="Text_20_body">
      <style:paragraph-properties fo:margin-left="0in" fo:margin-right="0in" fo:margin-top="0in" fo:margin-bottom="0.1043in" loext:contextual-spacing="false" style:line-height-at-least="0.2709in" fo:orphans="2" fo:widows="2" fo:text-indent="0in" style:auto-text-indent="false"/>
      <style:text-properties fo:font-variant="normal" fo:text-transform="none" fo:color="#3e4752" style:font-name="Helvetica Neue" fo:font-size="10.5pt" fo:letter-spacing="normal" fo:font-style="normal" fo:font-weight="normal" fo:background-color="#f3f3f3" loext:padding="0in" loext:border="none"/>
    </style:style>
    <style:style style:name="P4" style:family="paragraph" style:parent-style-name="Text_20_body" style:list-style-name="L1">
      <style:paragraph-properties fo:margin-top="0in" fo:margin-bottom="0.1043in" loext:contextual-spacing="false" style:line-height-at-least="0.2709in" fo:orphans="2" fo:widows="2"/>
      <style:text-properties fo:font-variant="normal" fo:text-transform="none" fo:color="#3e4752" style:font-name="Helvetica Neue" fo:font-size="10.5pt" fo:letter-spacing="normal" fo:font-style="normal" fo:font-weight="normal"/>
    </style:style>
    <style:style style:name="T1" style:family="text">
      <style:text-properties fo:font-weight="bold"/>
    </style:style>
    <style:style style:name="T2" style:family="text">
      <style:text-properties fo:font-variant="normal" fo:text-transform="none" fo:color="#3e4752" style:font-name="Helvetica Neue" fo:font-size="10.5pt" fo:letter-spacing="normal" fo:font-style="normal" fo:font-weight="normal"/>
    </style:style>
    <style:style style:name="T3" style:family="text">
      <style:text-properties fo:font-variant="normal" fo:text-transform="none" fo:color="#3e4752" style:font-name="Helvetica Neue" fo:font-size="10.5pt" fo:letter-spacing="normal" fo:font-style="normal" fo:font-weight="bold"/>
    </style:style>
    <style:style style:name="T4" style:family="text">
      <style:text-properties fo:font-variant="normal" fo:text-transform="none" fo:color="#3e4752" style:text-line-through-style="none" style:text-line-through-type="none" style:font-name="Helvetica Neue" fo:font-size="10.5pt" fo:letter-spacing="normal" fo:font-style="normal" style:text-underline-style="none" fo:font-weight="bold" style:text-blinking="false" fo:background-color="transparent" loext:char-shading-value="0"/>
    </style:style>
    <style:style style:name="fr1" style:family="graphic" style:parent-style-name="Graphics">
      <style:graphic-properties fo:margin-left="0in" fo:margin-right="0.2083in" fo:margin-top="0in" fo:margin-bottom="0.2083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 all have an idea of what "fit" should look like. For some people, it means having a sleek Hollywood body, while others want to have massive muscles or a perfect hourglass figure.<text:line-break/><text:line-break/>But fitness isn't defined by appearance! There are five components of physical fitness you need to consider:<text:line-break/><text:span text:style-name="T1"><text:line-break/>1. Muscular Strength</text:span><text:line-break/><text:line-break/>This is the "power" that helps you to lift and carry heavy objects. Without muscular strength, your body would be weak and unable to keep up with the demands placed upon it.<text:line-break/><text:line-break/>The way to increase strength is to train with heavy weights, working in the 4 - 6 or 12 - 15 rep ranges. The heavier the weight, the fewer reps you should perform!<text:line-break/><text:span text:style-name="T1"><text:line-break/>2. Muscular Endurance</text:span><text:line-break/><text:line-break/>Endurance is the ability of your muscles to perform contractions for extended periods of time. Rather than just lifting or carrying something for a few seconds, the muscles are used for minutes.<text:line-break/><text:line-break/>The way to increase strength is to train with light weights, working in the 20 - 25 rep range. Working with lighter weight will train the muscle fibers needed for muscular endurance, and the higher rep range leads to a longer period of exercise.<text:line-break/><text:span text:style-name="T1"><text:line-break/>3. Cardiovascular Endurance</text:span><text:line-break/><text:line-break/>Cardiovascular endurance is your body's ability to keep up with exercise like running, jogging, swimming, cycling, and anything that forces your cardiovascular system (lungs, heart, blood vessels) to work for extended periods of time. Together, the heart and lungs fuel your body with the oxygen needed by your muscles, ensuring that they have the oxygen needed for the work they are doing.<text:line-break/><text:line-break/>The Cooper Run (running as far as possible in 12 minutes) is a test commonly used to assess cardiovascular endurance, but many trainers use the Step Test (stepping onto a platform for 5 <text:soft-page-break/>minutes). Both are accurate measures of a subject's cardiovascular endurance.<text:line-break/><text:span text:style-name="T1"><text:line-break/>4. Flexibility</text:span><text:line-break/><text:line-break/>Flexibility is one of the most important, yet often overlooked, components of physical fitness. Without flexibility, the muscles and joints would grow stiff and movement would be limited. Flexibility training ensures that your body can move through its entire range of motion without pain or stiffness.<text:line-break/><text:line-break/>To test your flexibility, lean forward and try to touch your toes. Those with good flexibility will usually be able to touch their toes, while those with limited flexibility will not. The sit and reach test (sitting on the floor and reaching toward your toes) is another good way to assess your flexibility. The more flexible you are, the closer you will come to touching your toes and beyond.<text:line-break/><text:line-break/><text:span text:style-name="T1">5. Body Fat Composition</text:span><text:line-break/><text:line-break/>Body fat composition refers to the amount of fat on your body. For example, a 100-pound person with a 25% body fat composition will have a lean body mass of 75 pounds.<text:line-break/><text:span text:style-name="T1"><text:line-break/>To qualify as fit:</text:span></text:p>
      <text:list xml:id="list7732490288824737234" text:style-name="L1">
        <text:list-item>
          <text:p text:style-name="P4">Men must have a body fat composition lower than 17 percent</text:p>
        </text:list-item>
        <text:list-item>
          <text:p text:style-name="P4">Women must have a body fat composition lower than 24 percent</text:p>
        </text:list-item>
      </text:list>
      <text:p text:style-name="P1"><text:span text:style-name="T2">The average man tends to have about 18 to 24 percent body fat, while the average woman has 25 to 31 percent body fat.</text:span><text:line-break/><text:line-break/><text:span text:style-name="T2">Any program that neglects one or more of these types of fitness is NOT going to benefit your body in the long run. An effective fitness program will attempt to improve all five components of fitness! </text:span><text:line-break/><draw:a xlink:type="simple" xlink:href="http://www.fitday.com/fitness-articles/fitness/cardio/3-benefits-of-sweating.html"><draw:frame draw:style-name="fr1" draw:name="Image1" text:anchor-type="char" svg:width="0.9583in" svg:height="0.9583in" draw:z-index="0"><draw:image xlink:href="http://www.fitday.com/fitness-articles/11sweatysmall.jpg" xlink:type="simple" xlink:show="embed" xlink:actuate="onLoad"/><svg:title>11sweatysmall.jpg</svg:title></draw:frame></draw:a></text:p>
      <text:p text:style-name="P1"><text:a xlink:type="simple" xlink:href="http://www.fitday.com/fitness-articles/fitness/cardio/3-benefits-of-sweating.html" text:style-name="Internet_20_link" text:visited-style-name="Visited_20_Internet_20_Link"><text:span text:style-name="T4">Three Benefits of Sweating</text:span></text:a></text:p>
      <text:p text:style-name="P3">Some people get lucky and are born with fit, toned bodies. <text:span text:style-name="T1">Andy Peloquin</text:span> is not one of those people... Fitness has come hard for him, and he's had to work for it. His trials have led him to becoming a martial artist, an NFPT-certified <text:soft-page-break/>fitness trainer, and a man passionate about exercise, diet and healthy living. He loves to exercise -- he does so six days a week -- and loves to share his passion for fitness and health with oth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3T14:40:23.378137136</meta:creation-date>
    <dc:date>2018-06-13T14:43:30.810146309</dc:date>
    <meta:editing-duration>PT3M10S</meta:editing-duration>
    <meta:editing-cycles>1</meta:editing-cycles>
    <meta:document-statistic meta:table-count="0" meta:image-count="1" meta:object-count="0" meta:page-count="3" meta:paragraph-count="6" meta:word-count="631" meta:character-count="3634" meta:non-whitespace-character-count="2992"/>
    <meta:generator>LibreOffice/5.1.6.2$Linux_X86_64 LibreOffice_project/10m0$Build-2</meta:generator>
  </office:meta>
</office:document-meta>
</file>